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52a2a" draw:fill="solid" draw:fill-color="#a52a2a" draw:textarea-horizontal-align="justify" draw:textarea-vertical-align="middle" draw:auto-grow-height="false" fo:min-height="11.33cm" fo:min-width="0cm"/>
    </style:style>
    <style:style style:name="gr2" style:family="graphic" style:parent-style-name="standard">
      <style:graphic-properties svg:stroke-color="#a52a2a" draw:fill="solid" draw:fill-color="#a52a2a" draw:textarea-horizontal-align="justify" draw:textarea-vertical-align="middle" draw:auto-grow-height="false" fo:min-height="0.123cm" fo:min-width="4.819cm"/>
    </style:style>
    <style:style style:name="gr3" style:family="graphic" style:parent-style-name="standard">
      <style:graphic-properties svg:stroke-color="#a52a2a" draw:fill="solid" draw:fill-color="#a52a2a" draw:textarea-horizontal-align="justify" draw:textarea-vertical-align="middle" draw:auto-grow-height="false" fo:min-height="0.124cm" fo:min-width="4.182cm"/>
    </style:style>
    <style:style style:name="gr4" style:family="graphic" style:parent-style-name="standard">
      <style:graphic-properties svg:stroke-color="#a52a2a" draw:fill="solid" draw:fill-color="#a52a2a" draw:textarea-horizontal-align="justify" draw:textarea-vertical-align="middle" draw:auto-grow-height="false" fo:min-height="0.062cm" fo:min-width="1.81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2.686cm" fo:min-width="0cm"/>
    </style:style>
    <style:style style:name="gr6" style:family="graphic" style:parent-style-name="standard">
      <style:graphic-properties svg:stroke-color="#a52a2a" draw:fill="solid" draw:fill-color="#a52a2a" draw:textarea-horizontal-align="justify" draw:textarea-vertical-align="middle" draw:auto-grow-height="false" fo:min-height="1.991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5cm" fo:min-width="0.554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29cm"/>
    </style:style>
    <style:style style:name="P1" style:family="paragraph">
      <loext:graphic-properties draw:fill="solid" draw:fill-color="#a52a2a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19cm" svg:height="11.58cm" svg:x="6.902cm" svg:y="7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319cm" svg:height="0.373cm" svg:x="4.409cm" svg:y="18.8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82cm" svg:height="0.374cm" svg:x="6.902cm" svg:y="7.5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318cm" svg:height="0.312cm" draw:transform="skewX (0.158824961931484) rotate (0.791332282854229) translate (6.902cm 9.39cm)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0.213cm" svg:height="2.936cm" svg:x="11.371cm" svg:y="9.66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214cm" svg:height="2.241cm" svg:x="11.37cm" svg:y="7.6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3" draw:layer="layout" svg:width="1.49cm" svg:height="1.619cm" svg:x="10.414cm" svg:y="8.3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8" draw:text-style-name="P2" draw:layer="layout" svg:width="0.636cm" svg:height="0.817cm" svg:x="10.761cm" svg:y="9.198cm" svg:viewBox="0 0 637 818" svg:d="M565 390l72 92-313 336-72-92zM221 0c20 16 37 37 49 61 14 29 21 61 21 94 0 32-7 65-21 93s-35 52-59 68c-24 17-52 25-80 25s-55-8-79-25c-21-13-39-32-52-55z">
              <text:p/>
            </draw:path>
          </draw:g>
        </draw:g>
        <draw:custom-shape draw:style-name="gr9" draw:text-style-name="P2" draw:layer="layout" svg:width="0.85cm" svg:height="0.218cm" draw:transform="skewX (0.118682389135614) rotate (1.13446401379631) translate (10.964cm 11.0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85cm" svg:height="0.218cm" draw:transform="skewX (-0.118682389135614) rotate (1.13446401379631) translate (11.55cm 11.07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0.85cm" svg:height="0.218cm" draw:transform="skewX (0.118682389135614) rotate (1.13446401379631) translate (10.964cm 12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829cm" svg:height="0.223cm" draw:transform="skewX (-0.151320046147908) rotate (0.937939940021753) translate (11.498cm 12.874cm)">
          <text:p/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7.303cm" fo:margin-bottom="10.02cm" fo:margin-left="3.844cm" fo:margin-right="8.14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2:55:39.396649391</meta:creation-date>
    <dc:date>2021-10-07T15:34:39.313653582</dc:date>
    <meta:editing-duration>PT3M44S</meta:editing-duration>
    <meta:editing-cycles>2</meta:editing-cycles>
    <meta:generator>LibreOffice/6.4.7.2$Linux_X86_64 LibreOffice_project/40$Build-2</meta:generator>
    <meta:document-statistic meta:object-count="15"/>
  </office:meta>
</office:document-meta>
</file>